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MANI ALVITES JUAN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195288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MANI ALVITES JUAN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19528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CAMPOAVES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6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8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1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6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AMPOAVE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1:53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